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7f7f3" officeooo:paragraph-rsid="00031076"/>
    </style:style>
    <style:style style:name="P2" style:family="paragraph" style:parent-style-name="Standard">
      <style:text-properties officeooo:rsid="001f761a" officeooo:paragraph-rsid="00031076"/>
    </style:style>
    <style:style style:name="P3" style:family="paragraph" style:parent-style-name="Standard">
      <style:text-properties fo:font-style="normal" officeooo:rsid="001f761a" officeooo:paragraph-rsid="00031076" style:font-style-asian="normal" style:font-style-complex="normal"/>
    </style:style>
    <style:style style:name="P4" style:family="paragraph" style:parent-style-name="Standard">
      <style:text-properties fo:font-style="normal" officeooo:rsid="0021e65e" officeooo:paragraph-rsid="00031076" style:font-style-asian="normal" style:font-style-complex="normal"/>
    </style:style>
    <style:style style:name="P5" style:family="paragraph" style:parent-style-name="Standard">
      <style:text-properties fo:font-style="normal" officeooo:rsid="00222040" officeooo:paragraph-rsid="00031076" style:font-style-asian="normal" style:font-style-complex="normal"/>
    </style:style>
    <style:style style:name="P6" style:family="paragraph" style:parent-style-name="Standard">
      <style:text-properties fo:font-style="normal" officeooo:rsid="0023b6cc" officeooo:paragraph-rsid="00031076" style:font-style-asian="normal" style:font-style-complex="normal"/>
    </style:style>
    <style:style style:name="P7" style:family="paragraph" style:parent-style-name="Standard">
      <style:text-properties fo:font-style="normal" officeooo:rsid="0025b246" officeooo:paragraph-rsid="00031076" style:font-style-asian="normal" style:font-style-complex="normal"/>
    </style:style>
    <style:style style:name="P8" style:family="paragraph" style:parent-style-name="Standard">
      <style:text-properties fo:font-style="normal" officeooo:rsid="00276bc4" officeooo:paragraph-rsid="00031076" style:font-style-asian="normal" style:font-style-complex="normal"/>
    </style:style>
    <style:style style:name="P9" style:family="paragraph" style:parent-style-name="Standard">
      <style:text-properties fo:font-style="normal" officeooo:rsid="00066e4d" officeooo:paragraph-rsid="00066e4d" style:font-style-asian="normal" style:font-style-complex="normal"/>
    </style:style>
    <style:style style:name="P10" style:family="paragraph" style:parent-style-name="Standard">
      <style:text-properties fo:font-style="normal" officeooo:rsid="000784e6" officeooo:paragraph-rsid="000784e6" style:font-style-asian="normal" style:font-style-complex="normal"/>
    </style:style>
    <style:style style:name="P11" style:family="paragraph" style:parent-style-name="Standard">
      <style:text-properties officeooo:rsid="0021e65e" officeooo:paragraph-rsid="00031076"/>
    </style:style>
    <style:style style:name="P12" style:family="paragraph" style:parent-style-name="Standard">
      <style:paragraph-properties fo:text-align="start" style:justify-single-word="false"/>
      <style:text-properties fo:font-style="italic" officeooo:rsid="0021e65e" officeooo:paragraph-rsid="00031076" style:font-style-asian="italic" style:font-style-complex="italic"/>
    </style:style>
    <style:style style:name="P13" style:family="paragraph" style:parent-style-name="Standard">
      <style:text-properties fo:font-style="italic" officeooo:rsid="0005f77f" officeooo:paragraph-rsid="00031076" style:font-style-asian="italic" style:font-style-complex="italic"/>
    </style:style>
    <style:style style:name="P14" style:family="paragraph" style:parent-style-name="Standard">
      <style:text-properties fo:font-style="italic" officeooo:rsid="0005f77f" officeooo:paragraph-rsid="0005f77f" style:font-style-asian="italic" style:font-style-complex="italic"/>
    </style:style>
    <style:style style:name="P15" style:family="paragraph" style:parent-style-name="Standard">
      <style:text-properties fo:font-style="italic" officeooo:rsid="00276bc4" officeooo:paragraph-rsid="00031076" style:font-style-asian="italic" style:font-style-complex="italic"/>
    </style:style>
    <style:style style:name="P16" style:family="paragraph" style:parent-style-name="Standard">
      <style:text-properties fo:font-style="italic" officeooo:rsid="0009c165" officeooo:paragraph-rsid="0009c165" style:font-style-asian="italic" style:font-style-complex="italic"/>
    </style:style>
    <style:style style:name="P17" style:family="paragraph" style:parent-style-name="Standard">
      <style:text-properties officeooo:rsid="0025b246" officeooo:paragraph-rsid="00031076"/>
    </style:style>
    <style:style style:name="P18" style:family="paragraph" style:parent-style-name="Standard">
      <style:text-properties officeooo:rsid="0025b246" officeooo:paragraph-rsid="00044f23"/>
    </style:style>
    <style:style style:name="P19" style:family="paragraph" style:parent-style-name="Standard">
      <style:text-properties officeooo:rsid="00276bc4" officeooo:paragraph-rsid="00031076"/>
    </style:style>
    <style:style style:name="P20" style:family="paragraph" style:parent-style-name="Standard">
      <style:text-properties officeooo:rsid="00031076" officeooo:paragraph-rsid="00031076"/>
    </style:style>
    <style:style style:name="P21" style:family="paragraph" style:parent-style-name="Standard">
      <style:text-properties officeooo:rsid="00044f23" officeooo:paragraph-rsid="00044f23"/>
    </style:style>
    <style:style style:name="P22" style:family="paragraph" style:parent-style-name="Standard">
      <style:text-properties officeooo:rsid="00066e4d" officeooo:paragraph-rsid="00066e4d"/>
    </style:style>
    <style:style style:name="P23" style:family="paragraph" style:parent-style-name="Standard">
      <style:paragraph-properties fo:break-before="page"/>
      <style:text-properties officeooo:rsid="001f761a" officeooo:paragraph-rsid="00031076"/>
    </style:style>
    <style:style style:name="P24" style:family="paragraph" style:parent-style-name="Standard">
      <style:paragraph-properties fo:break-before="page"/>
      <style:text-properties officeooo:rsid="00066e4d" officeooo:paragraph-rsid="00066e4d"/>
    </style:style>
    <style:style style:name="P25" style:family="paragraph" style:parent-style-name="Standard">
      <style:paragraph-properties fo:break-before="page"/>
      <style:text-properties officeooo:rsid="000a553b" officeooo:paragraph-rsid="000a553b"/>
    </style:style>
    <style:style style:name="P26" style:family="paragraph" style:parent-style-name="Standard">
      <style:text-properties fo:font-style="normal" officeooo:rsid="000a553b" officeooo:paragraph-rsid="000a553b" style:font-style-asian="normal" style:font-style-complex="normal"/>
    </style:style>
    <style:style style:name="P27" style:family="paragraph" style:parent-style-name="Standard">
      <style:text-properties officeooo:rsid="000c6ef0" officeooo:paragraph-rsid="000c6ef0"/>
    </style:style>
    <style:style style:name="P28" style:family="paragraph" style:parent-style-name="Standard">
      <style:text-properties officeooo:rsid="000d1a88" officeooo:paragraph-rsid="000d1a88"/>
    </style:style>
    <style:style style:name="P29" style:family="paragraph" style:parent-style-name="Standard">
      <style:text-properties officeooo:rsid="000e8cfe" officeooo:paragraph-rsid="000e8cfe"/>
    </style:style>
    <style:style style:name="P30" style:family="paragraph" style:parent-style-name="Standard">
      <style:text-properties officeooo:rsid="000ee391" officeooo:paragraph-rsid="000ee391"/>
    </style:style>
    <style:style style:name="P31" style:family="paragraph" style:parent-style-name="Standard">
      <style:paragraph-properties fo:break-before="page"/>
      <style:text-properties officeooo:rsid="0025b246" officeooo:paragraph-rsid="00044f23"/>
    </style:style>
    <style:style style:name="P32" style:family="paragraph" style:parent-style-name="Standard">
      <style:paragraph-properties fo:break-before="page"/>
      <style:text-properties officeooo:rsid="000c6ef0" officeooo:paragraph-rsid="000c6ef0"/>
    </style:style>
    <style:style style:name="P33" style:family="paragraph" style:parent-style-name="Standard">
      <style:paragraph-properties fo:break-before="page"/>
      <style:text-properties officeooo:rsid="000e8cfe" officeooo:paragraph-rsid="000e8cfe"/>
    </style:style>
    <style:style style:name="T1" style:family="text">
      <style:text-properties fo:font-style="italic" style:font-style-asian="italic" style:font-style-complex="italic"/>
    </style:style>
    <style:style style:name="T2" style:family="text">
      <style:text-properties fo:font-style="italic" officeooo:rsid="0025b246"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5b246" style:font-style-asian="normal" style:font-style-complex="normal"/>
    </style:style>
    <style:style style:name="T5" style:family="text">
      <style:text-properties fo:font-style="normal" officeooo:rsid="00222040" style:font-style-asian="normal" style:font-style-complex="normal"/>
    </style:style>
    <style:style style:name="T6" style:family="text">
      <style:text-properties fo:font-style="normal" officeooo:rsid="0023b6cc" style:font-style-asian="normal" style:font-style-complex="normal"/>
    </style:style>
    <style:style style:name="T7" style:family="text">
      <style:text-properties fo:font-style="normal" officeooo:rsid="00276bc4" style:font-style-asian="normal" style:font-style-complex="normal"/>
    </style:style>
    <style:style style:name="T8" style:family="text">
      <style:text-properties fo:font-style="normal" officeooo:rsid="00031076" style:font-style-asian="normal" style:font-style-complex="normal"/>
    </style:style>
    <style:style style:name="T9" style:family="text">
      <style:text-properties fo:font-style="normal" officeooo:rsid="00095f8c" style:font-style-asian="normal" style:font-style-complex="normal"/>
    </style:style>
    <style:style style:name="T10" style:family="text">
      <style:text-properties officeooo:rsid="00276bc4"/>
    </style:style>
    <style:style style:name="T11" style:family="text">
      <style:text-properties officeooo:rsid="0025b246"/>
    </style:style>
    <style:style style:name="T12" style:family="text">
      <style:text-properties officeooo:rsid="00031076"/>
    </style:style>
    <style:style style:name="T13" style:family="text">
      <style:text-properties officeooo:rsid="00044f23"/>
    </style:style>
    <style:style style:name="T14" style:family="text">
      <style:text-properties officeooo:rsid="00095f8c"/>
    </style:style>
    <style:style style:name="T15" style:family="text">
      <style:text-properties style:text-position="super 58%" fo:font-style="normal" style:font-style-asian="normal" style:font-style-complex="normal"/>
    </style:style>
    <style:style style:name="T16" style:family="text">
      <style:text-properties officeooo:rsid="000d9876"/>
    </style:style>
    <style:style style:name="T17" style:family="text">
      <style:text-properties officeooo:rsid="000ee3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n faits, gens veulent se justent se crosser en public</text:p>
      <text:p text:style-name="P2">Mais il <text:span text:style-name="T1">faut</text:span> <text:span text:style-name="T3">symmétrie</text:span></text:p>
      <text:p text:style-name="P2"><text:span text:style-name="T3">C'est </text:span><text:span text:style-name="T1">essentiel</text:span></text:p>
      <text:p text:style-name="P3"/>
      <text:p text:style-name="P4">Killing my dog might have been somewhat over reacting to getting dumped by a girl I had met a month ago in a party which really added to <text:span text:style-name="T10">the </text:span>perceived magic as the setting was sort <text:span text:style-name="T10">of </text:span>intimate from the start, with clos<text:span text:style-name="T12">e</text:span> friends standing by and cheering on and the dimmed lights and the ex who was absent which is a good thing. <text:s/></text:p>
      <text:p text:style-name="P11"/>
      <text:p text:style-name="P11">-You are so lucky to be reading <text:span text:style-name="T1">L'homme rapaillé </text:span><text:span text:style-name="T3">for the first time''</text:span></text:p>
      <text:p text:style-name="P11"/>
      <text:p text:style-name="P12">She didn't have particularly nice hair, as a matter of fact I liked it better when she would wear it in a pony tail or <text:span text:style-name="T13">a bun.</text:span></text:p>
      <text:p text:style-name="P12">She didn't have particularly nice hair but somewhat it was the nicest of all when tamely resting on her left ear as she was sleeping in my bed, <text:span text:style-name="T11">resting</text:span> absent from me.</text:p>
      <text:p text:style-name="P11"/>
      <text:p text:style-name="P11"><text:span text:style-name="T3">-I read this really good book of poertry, I'll lend it to you if you want. It's by <text:s/>a lesbian communist militant aboriginal man. It's called short exerpt of prose from </text:span><text:span text:style-name="T4">other</text:span><text:span text:style-name="T3"> books except they're displayed on the page in the shape of a lesbian <text:s/>communist militant aboriginal man.</text:span></text:p>
      <text:p text:style-name="P11"/>
      <text:p text:style-name="P11"><text:span text:style-name="T3">-What's the shape of <text:s/></text:span><text:span text:style-name="T5">a </text:span><text:span text:style-name="T3">lesbian <text:s/>communist militant aboriginal man?</text:span><text:span text:style-name="T5">''</text:span></text:p>
      <text:p text:style-name="P11"/>
      <text:p text:style-name="P5">-''poetry'', she answered with a sweet little smile of contempt</text:p>
      <text:p text:style-name="P11"/>
      <text:p text:style-name="P11"><text:span text:style-name="T5">-</text:span><text:span text:style-name="T6">Ok, fine, I get your point, but more importantly, how can a man be a lesbian?</text:span></text:p>
      <text:p text:style-name="P11"/>
      <text:p text:style-name="P6">-You've never understood women have you</text:p>
      <text:p text:style-name="P11"/>
      <text:p text:style-name="P11"><text:span text:style-name="T6">-</text:span><text:span text:style-name="T9">Indeed and i</text:span><text:span text:style-name="T6">t is one of my finest qualities. </text:span><text:span text:style-name="T4">Once you understand woman there's no tension, no aesthetic dimension, no </text:span><text:span text:style-name="T2">element déclancheur</text:span><text:span text:style-name="T4"> if I may. </text:span><text:span text:style-name="T9">Romanticism is bascally just a string of misunderstandings</text:span></text:p>
      <text:p text:style-name="P11"/>
      <text:p text:style-name="P7">- Yes but all the sadness</text:p>
      <text:p text:style-name="P11"/>
      <text:p text:style-name="P7">- Yes but the sadness</text:p>
      <text:p text:style-name="P7"/>
      <text:p text:style-name="P7">-<text:span text:style-name="T12"> Although I bet it makes for nice stories</text:span></text:p>
      <text:p text:style-name="P7"/>
      <text:p text:style-name="P7">-<text:span text:style-name="T12">Yes, although somehow that doesn't seem to help</text:span></text:p>
      <text:p text:style-name="P11"/>
      <text:p text:style-name="P17"><text:span text:style-name="T3">She was quite the beautiful one. Long and sweet and somewhat asexual which I found strangely arousing. I've found that sex ca</text:span><text:span text:style-name="T7">n often can put <text:s/>a reasonable distance between two people</text:span><text:span text:style-name="T3">. </text:span><text:span text:style-name="T7">Not a complete isolation. More like a bathroom stall; you can still handle a conversation, even catch a glimpse through a slit, but that person by closing the door is clearly imposing a limit. </text:span></text:p>
      <text:p text:style-name="P17"/>
      <text:p text:style-name="P17"/>
      <text:p text:style-name="P8">-I always wanted to have an analyst, it's like a new category of relationship. </text:p>
      <text:p text:style-name="P17"/>
      <text:p text:style-name="P17"><text:span text:style-name="T7">-I have one, his name is Ricky, he is really good. and </text:span><text:span text:style-name="T8">GOD </text:span><text:span text:style-name="T7"><text:s/>the sex is great</text:span></text:p>
      <text:p text:style-name="P17"><text:soft-page-break/></text:p>
      <text:p text:style-name="P8">-Isn't that against some code?</text:p>
      <text:p text:style-name="P17"/>
      <text:p text:style-name="P8">-Well he's not registered or anything, he's sort of an amateur</text:p>
      <text:p text:style-name="P17"/>
      <text:p text:style-name="P17">-<text:span text:style-name="T10">So you mean he is your boyfriend</text:span></text:p>
      <text:p text:style-name="P17"/>
      <text:p text:style-name="P17">-<text:span text:style-name="T10">oh no, its not like that. He's a lesbian actually</text:span></text:p>
      <text:p text:style-name="P17"/>
      <text:p text:style-name="P17">-<text:span text:style-name="T12">So are you going to lend me that book or what?</text:span></text:p>
      <text:p text:style-name="P15"/>
      <text:p text:style-name="P19"/>
      <text:p text:style-name="P1">The problem with writing is to find the story that is significant while still relevant to the author's life. That might seem easy when you've driven an ambulance in the great war or had a farm during the great colonial days of Kenya but what about the way her hair seemed so quiet when <text:span text:style-name="T12">she was sleeping. </text:span></text:p>
      <text:p text:style-name="P1"/>
      <text:p text:style-name="P20">-Well what about it</text:p>
      <text:p text:style-name="P20"/>
      <text:p text:style-name="P20">-Sorry What</text:p>
      <text:p text:style-name="P20"/>
      <text:p text:style-name="P20">-You were talking about this problem you have in bonding wih people <text:span text:style-name="T14">and then just let go a sigh and started staring at the window. </text:span>What are you, some self-idolizing faux freak?</text:p>
      <text:p text:style-name="P20"/>
      <text:p text:style-name="P20">It was a good party.</text:p>
      <text:p text:style-name="P13"/>
      <text:p text:style-name="P14">I always thought you insert important but disconnected events and introspections in italics in the middle of some page. And I always felt the way everythig seemed more immediate, vital and important with her, I always felt that meant something. As if this instilled some spiritual quality to the relationship. Some aesthetic dimension if I may. (And I loved her. ) But like a <text:s/>sitcom which has clearly ran its course there was a spin off with some other guy. It offered perspective.</text:p>
      <text:p text:style-name="P14"/>
      <text:p text:style-name="P16">this has been a rough semester</text:p>
      <text:p text:style-name="P16">This girl I dated told me : I kinda wish you would go for that tober mcqguire in spider man 3 look</text:p>
      <text:p text:style-name="P16"/>
      <text:p text:style-name="P16">All this shit about beeing progressive and growing tomatoes on your roof</text:p>
      <text:p text:style-name="P16">Back in the day it was called beeing an old italian lady</text:p>
      <text:p text:style-name="P16"/>
      <text:p text:style-name="P16">And all this fandom pop culture</text:p>
      <text:p text:style-name="P16">Like people that think game of thrones is edgy and artistic because they make people die on the show</text:p>
      <text:p text:style-name="P16">Filthy fukin philistines</text:p>
      <text:p text:style-name="P24">So to make it short dragged along with her as she was leaving to get a cab. It was not that cold so she gave full permission to her inviting hesitancy. It was awkward and cute. She ended up getting in a cab.I did not ask for her number. Instead I went inside and complained in a deceptively too honnest fashion about not getting her phone number and beeing a coward and how she swept me off my feet. They probably blamed my honnesty for drunkness. god I love those excuses. </text:p>
      <text:p text:style-name="P22">She gave me her phone number.</text:p>
      <text:p text:style-name="P22">The connection was superficial and fast.</text:p>
      <text:p text:style-name="P22">The sex unsatisfactory, needy, begging, awkward in its devoidness of awkwardness. I mean.</text:p>
      <text:p text:style-name="P22">You have to be a little awkward. </text:p>
      <text:p text:style-name="P22">And she seemed to refuse her natural perfect fuking beauty, this way beautiful women have to act as if they don't know it and they have image issues about this and that which really an <text:span text:style-name="T1">exquisite</text:span><text:span text:style-name="T3"> form of bullshit.</text:span></text:p>
      <text:p text:style-name="P9">Beeing that guy trying to convince them their beautiful.</text:p>
      <text:p text:style-name="P22"/>
      <text:p text:style-name="P9">-''I dont't want to do this over the phone but''</text:p>
      <text:p text:style-name="P22"/>
      <text:p text:style-name="P9">-But you just did, bitch</text:p>
      <text:p text:style-name="P22"/>
      <text:p text:style-name="P9">This is what I wished I said. Of course I did not. I said</text:p>
      <text:p text:style-name="P22"/>
      <text:p text:style-name="P9">-I , I, I . ..I get it, no really I get it. </text:p>
      <text:p text:style-name="P22"/>
      <text:p text:style-name="P10">That is not the oone who fuck amateurish male lesbian therapists. No that would have been my dream girl so to speak.</text:p>
      <text:p text:style-name="P9"/>
      <text:p text:style-name="P18"/>
      <text:p text:style-name="P21"/>
      <text:p text:style-name="P31"/>
      <text:p text:style-name="P32">I have contempt for those green eyes my dear</text:p>
      <text:p text:style-name="P27">A flirt might not end up too much diverse</text:p>
      <text:p text:style-name="P27"/>
      <text:p text:style-name="P27"/>
      <text:p text:style-name="P27">Proust was infallibly better at this</text:p>
      <text:p text:style-name="P27"/>
      <text:p text:style-name="P27">Technique is less important than is thought</text:p>
      <text:p text:style-name="P27">I was of course refering to cunnis</text:p>
      <text:p text:style-name="P27"/>
      <text:p text:style-name="P27">Your tears might have provided me some hope</text:p>
      <text:p text:style-name="P27">A feeling arose in my lonely brain</text:p>
      <text:p text:style-name="P28">I've been at pain, in solace honnesty</text:p>
      <text:p text:style-name="P28">In solar rays the wax <text:tab/><text:span text:style-name="T16">embraced my chest</text:span></text:p>
      <text:p text:style-name="P29">My fear is real the plastic in my bones</text:p>
      <text:p text:style-name="P29"/>
      <text:p text:style-name="P29">The grass, is yellow, heaped accross the sky</text:p>
      <text:p text:style-name="P29">This proved to me, in ashes, we depart</text:p>
      <text:p text:style-name="P29"/>
      <text:p text:style-name="P29"/>
      <text:p text:style-name="P29">Exquisite breasts of yours, to you I vouch</text:p>
      <text:p text:style-name="P29"/>
      <text:p text:style-name="P29">Contrived as it may seem I try I try</text:p>
      <text:p text:style-name="P29"/>
      <text:p text:style-name="P29"/>
      <text:p text:style-name="P29"/>
      <text:p text:style-name="P29"/>
      <text:p text:style-name="P29"/>
      <text:p text:style-name="P33">II</text:p>
      <text:p text:style-name="P29"/>
      <text:p text:style-name="P29">Some students drank and <text:span text:style-name="T17">head</text:span> towards the bar</text:p>
      <text:p text:style-name="P30">I hear the sprinklers taming nature</text:p>
      <text:p text:style-name="P27"/>
      <text:p text:style-name="P32">I have </text:p>
      <text:p text:style-name="P25"><text:span text:style-name="T7">u</text:span><text:span text:style-name="T3">n gars rentre dans un café jasé avec son ex. La serveuse est sa dernière fréquentation. Jeu de narrateur; 3</text:span><text:span text:style-name="T15">e</text:span><text:span text:style-name="T3"> interne et externe. 1ere peut etre</text:span></text:p>
      <text:p text:style-name="P26">Pour celui qui ne boit pas réguilèrement l'alcool peut être un portail, un canal de communication qui s'ouvre dans toute ses aspirations, ses échecs, la profonde banalité de aléas, de son besoin de peut être un peu quelque chose. </text:p>
      <text:p text:style-name="P26">Pour l'alcoolique c'est une masse opaque, laiteuse qui endort et lisse les aspérités d'originalité, d'introspection mutu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02:03:52.808000000</meta:creation-date>
    <dc:date>2015-09-09T21:37:58.628000000</dc:date>
    <meta:editing-duration>PT22H28S</meta:editing-duration>
    <meta:editing-cycles>9</meta:editing-cycles>
    <meta:generator>LibreOffice/4.3.5.2$Windows_x86 LibreOffice_project/3a87456aaa6a95c63eea1c1b3201acedf0751bd5</meta:generator>
    <meta:document-statistic meta:table-count="0" meta:image-count="0" meta:object-count="0" meta:page-count="8" meta:paragraph-count="71" meta:word-count="1150" meta:character-count="6187" meta:non-whitespace-character-count="5090"/>
  </office:meta>
</office:document-meta>
</file>